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d8d34" style:text-blinking="false" fo:background-color="transparent"/>
    </style:style>
    <style:style style:name="P3" style:family="paragraph" style:parent-style-name="Standard">
      <style:text-properties fo:font-variant="normal" fo:text-transform="none" fo:color="#1f1f1f" style:text-line-through-style="none" style:text-line-through-type="none" style:font-name="Arial" fo:font-size="11pt" fo:font-style="normal" style:text-underline-style="none" fo:font-weight="normal" officeooo:paragraph-rsid="000d8d34" style:text-blinking="false" fo:background-color="#ffff00"/>
    </style:style>
    <style:style style:name="T1" style:family="text">
      <style:text-properties officeooo:rsid="000d8d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Öffentliche Gesundheit</text:h>
      <text:p text:style-name="P2">Der Öffentliche Gesundheitsdienst schützt die Bevölkerung vor Gesundheitsgefahren, beugt der Entwicklung von Krankheiten vor, fördert die Gesundheit <text:span text:style-name="T1">und führt subsidäre Individualmedizin durch</text:span>. Er wird verkörpert durch staatliche Einrichtungen <text:span text:style-name="T1">des Bundes, Landes und der Kommunen.</text:span></text:p>
      <text:p text:style-name="P2"/>
      <text:h text:style-name="Heading_20_3" text:outline-level="3">Public Health</text:h>
      <text:p text:style-name="P3"><text:bookmark text:name="docs-internal-guid-e4a4a1df-7fff-d162-6007-8e4c13337b29"/>Vorschlag Jakob: Öffentliche Gesundheit (public health) schützt die Bevölkerung vor Gesundheitsgefahren, beugt der Entwicklung von Krankheiten vor, fördert die Gesundheit und führt Gesundheitsmedizin durch. Er wird durch private und öffentliche Träger getragen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2:23:05.233793232</meta:creation-date>
    <dc:date>2019-05-25T10:27:09.140150146</dc:date>
    <meta:editing-duration>PT3H15M1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70" meta:character-count="577" meta:non-whitespace-character-count="510"/>
  </office:meta>
</office:document-meta>
</file>